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25-04-1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25-01-14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24-04-10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24-01-11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23-01-19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22-10-0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22-04-12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22-01-13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21-10-2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21-04-14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21-01-1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20-10-2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20-01-09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19-10-16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19-04-22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19-01-1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1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18-01-2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17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17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17-01-12 18:28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16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16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16-01-11 17:11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1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1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1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14-01-15 17:45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13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13-01-28 18:4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1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1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12-01-12 16:34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11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11-01-04 21:40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1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10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10-01-20 15:56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0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0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09-01-20 20:59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0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0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08-01-02 19:51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07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07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07-01-08 16:46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06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06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06-01-11 22:16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05-01-11 16:07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04-01-09 16:08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03-01-07 19:10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02-01-08 23:30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01-01-17 17:58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2000-01-14 20:53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1999-01-13 23:08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1998-01-15 19:05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3099070201</text:p>
          </table:table-cell>
          <table:table-cell office:value-type="string" calcext:value-type="string">
            <text:p>26S 16W 18CAC 01</text:p>
          </table:table-cell>
          <table:table-cell office:value-type="string" calcext:value-type="string">
            <text:p>1992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8" meta:object-count="0"/>
    <meta:user-defined meta:name="AppVersion">3.0</meta:user-defined>
  </office:meta>
</office:document-meta>
</file>